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12.146cm"/>
    </style:style>
    <style:style style:name="co3" style:family="table-column">
      <style:table-column-properties fo:break-before="auto" style:column-width="5.773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4.49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start" fo:margin-left="0cm"/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</style:style>
    <style:style style:name="ce3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start" fo:margin-left="0cm"/>
      <style:text-properties fo:color="#ffff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ffff38" style:text-align-source="fix" style:repeat-content="false" style:vertical-align="top"/>
      <style:paragraph-properties fo:text-align="start" fo:margin-left="0cm"/>
    </style:style>
    <style:style style:name="ce10" style:family="table-cell" style:parent-style-name="Excel_20_Built-in_20_Normal">
      <style:table-cell-properties fo:background-color="#ffff3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2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start" fo:margin-left="0cm"/>
      <style:text-properties fo:color="#000000" style:text-outline="false" style:text-line-through-styl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 style:text-outline="false" style:text-line-through-style="none" style:font-name="Calibri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  <style:style style:name="T1" style:family="text">
      <style:text-properties style:text-outline="false" style:text-line-through-style="none" style:font-name="Arial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cklog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6"/>
        <table:table-row table:style-name="ro1">
          <table:table-cell table:style-name="ce1" office:value-type="string">
            <text:p>Funcionalidad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Impacto</text:p>
          </table:table-cell>
          <table:table-cell table:style-name="ce5" office:value-type="string">
            <text:p>Estimación (hrs.)</text:p>
          </table:table-cell>
          <table:table-cell table:style-name="ce5" office:value-type="string">
            <text:p>Responsable</text:p>
          </table:table-cell>
          <table:table-cell table:style-name="ce5" office:value-type="string">
            <text:p>Estatus</text:p>
          </table:table-cell>
          <table:table-cell table:style-name="ce5" office:value-type="string">
            <text:p>Petición</text:p>
          </table:table-cell>
          <table:table-cell table:style-name="ce4" table:number-columns-repeated="1017"/>
        </table:table-row>
        <table:table-row table:style-name="ro2">
          <table:table-cell table:style-name="ce2" office:value-type="string">
            <text:p>5.1 Autorización automática por montos</text:p>
          </table:table-cell>
          <table:table-cell table:style-name="ce2" office:value-type="string">
            <text:p>Realizar pruebas de autorizaciones automáticas por montos</text:p>
          </table:table-cell>
          <table:table-cell table:style-name="ce3" office:value-type="string">
            <text:p>Inmediato en la operación de la app.</text:p>
          </table:table-cell>
          <table:table-cell table:style-name="ce8"/>
          <table:table-cell table:style-name="ce10"/>
          <table:table-cell table:style-name="ce12" office:value-type="string">
            <text:p>Pospuesto</text:p>
          </table:table-cell>
          <table:table-cell table:style-name="ce3" office:value-type="string">
            <text:p>Solicitud Original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<text:span text:style-name="T1">5.1 </text:span>Autorización Automática x montos</text:p>
          </table:table-cell>
          <table:table-cell table:style-name="ce3" office:value-type="string">
            <text:p>Al capturarse una solicitud, debe revisarse que se actualicen los conceptos que indique la configuración de Autorización Automática.</text:p>
          </table:table-cell>
          <table:table-cell table:style-name="ce3" office:value-type="string">
            <text:p>Inmediato en la operación de la app.</text:p>
          </table:table-cell>
          <table:table-cell table:style-name="ce9"/>
          <table:table-cell table:style-name="ce10"/>
          <table:table-cell table:style-name="ce12" office:value-type="string">
            <text:p>Pospuesto</text:p>
          </table:table-cell>
          <table:table-cell table:style-name="ce3" office:value-type="string">
            <text:p>Solicitud Original</text:p>
          </table:table-cell>
          <table:table-cell table:number-columns-repeated="1017"/>
        </table:table-row>
        <table:table-row table:style-name="ro2">
          <table:table-cell office:value-type="string">
            <text:p>Pantalla de Consulta para Autorizantes</text:p>
          </table:table-cell>
          <table:table-cell office:value-type="string">
            <text:p>Los Autorizantes podrán acceder a consulta de Autorizaciones independiente de Mis Autorizaciones</text:p>
          </table:table-cell>
          <table:table-cell office:value-type="string">
            <text:p>Nueva Funcionalidad</text:p>
          </table:table-cell>
          <table:table-cell table:number-columns-repeated="3"/>
          <table:table-cell office:value-type="string">
            <text:p>Solicitud de Ana</text:p>
          </table:table-cell>
          <table:table-cell table:number-columns-repeated="1017"/>
        </table:table-row>
        <table:table-row table:style-name="ro1">
          <table:table-cell office:value-type="string">
            <text:p>Solicitud Rechazada</text:p>
          </table:table-cell>
          <table:table-cell office:value-type="string">
            <text:p>El Solicitante podrá borrar/cancelar Concepto Rechazado</text:p>
          </table:table-cell>
          <table:table-cell office:value-type="string">
            <text:p>Nueva Funcionalidad</text:p>
          </table:table-cell>
          <table:table-cell table:number-columns-repeated="3"/>
          <table:table-cell office:value-type="string">
            <text:p>Solicitud de Ana</text:p>
          </table:table-cell>
          <table:table-cell table:number-columns-repeated="1017"/>
        </table:table-row>
        <table:table-row table:style-name="ro2">
          <table:table-cell office:value-type="string">
            <text:p>Reporte de todos los movimientos del período </text:p>
          </table:table-cell>
          <table:table-cell office:value-type="string">
            <text:p>Mostrar todos los movimientos del período actual y del anterior para consulta</text:p>
          </table:table-cell>
          <table:table-cell table:style-name="ce7" office:value-type="string">
            <text:p>Informativo para usuario</text:p>
          </table:table-cell>
          <table:table-cell/>
          <table:table-cell table:style-name="ce11"/>
          <table:table-cell/>
          <table:table-cell office:value-type="string">
            <text:p>Solicitud de Ana/Mireya</text:p>
          </table:table-cell>
          <table:table-cell table:number-columns-repeated="1017"/>
        </table:table-row>
        <table:table-row table:style-name="ro3">
          <table:table-cell office:value-type="string">
            <text:p>Edición de Conceptos – Niveles de Autorización/Autorizadores</text:p>
          </table:table-cell>
          <table:table-cell office:value-type="string">
            <text:p>Se detecta la necesidad de manejar en el catálogo de Conceptos, los niveles de autorización/Autorizador que se requirieron en la solicitud original.</text:p>
            <text:p>Esta funcionalidad debe involucrar el cálculo de los combos de Autorizadores en la Captúra Rápida de Solicitudes.</text:p>
          </table:table-cell>
          <table:table-cell table:style-name="ce7" office:value-type="string">
            <text:p>Inmediato en la operación de la app.</text:p>
          </table:table-cell>
          <table:table-cell/>
          <table:table-cell office:value-type="string">
            <text:p>Jesus</text:p>
          </table:table-cell>
          <table:table-cell office:value-type="string">
            <text:p>En Desarrollo</text:p>
          </table:table-cell>
          <table:table-cell table:style-name="ce3" office:value-type="string">
            <text:p>Propuesta original de operación de Captura Rápida de Solicitudes pospuesta por Luis</text:p>
          </table:table-cell>
          <table:table-cell table:number-columns-repeated="1017"/>
        </table:table-row>
        <table:table-row table:style-name="ro2">
          <table:table-cell office:value-type="string">
            <text:p>Generación de archivos de Solicitudes a PeopleSoft</text:p>
          </table:table-cell>
          <table:table-cell office:value-type="string">
            <text:p>Dispersión de movimientos de Solicitudes Autorizadas a archivos para PeopleSoft de acuerdo a definición en RAF</text:p>
          </table:table-cell>
          <table:table-cell office:value-type="string">
            <text:p>Nueva Funcionalidad</text:p>
          </table:table-cell>
          <table:table-cell/>
          <table:table-cell table:style-name="ce11" office:value-type="string">
            <text:p>Mireya</text:p>
          </table:table-cell>
          <table:table-cell office:value-type="string">
            <text:p>En proceso de aclaración</text:p>
          </table:table-cell>
          <table:table-cell office:value-type="string">
            <text:p>Solicitud Adicional</text:p>
          </table:table-cell>
          <table:table-cell table:number-columns-repeated="1017"/>
        </table:table-row>
        <table:table-row table:style-name="ro3">
          <table:table-cell office:value-type="string">
            <text:p>Edición de Período en Captura de Solicitudes.</text:p>
            <text:p>En este momento, está desactivada la selección de Período/Nómina a petición de Luis para simplificar el proceso. </text:p>
          </table:table-cell>
          <table:table-cell office:value-type="string">
            <text:p>Al capturarse una solicitud, el usuario no tiene la opción de capturar la nómina a la que se aplicará, por una simplificación solicitada por Luis en la pantalla de Captura Rápida.</text:p>
            <text:p>Esta funcionalidad requiere realizar pruebas de Captura de Solicitudes para Períodos Futuros.</text:p>
          </table:table-cell>
          <table:table-cell table:style-name="ce7" office:value-type="string">
            <text:p>Inmediato en la operación de la app.</text:p>
          </table:table-cell>
          <table:table-cell table:number-columns-repeated="2"/>
          <table:table-cell table:style-name="ce12" office:value-type="string">
            <text:p>Pospuesta</text:p>
          </table:table-cell>
          <table:table-cell table:style-name="ce3" office:value-type="string">
            <text:p>Solicitud Original pospuesta por Luis</text:p>
          </table:table-cell>
          <table:table-cell table:number-columns-repeated="1017"/>
        </table:table-row>
        <table:table-row table:style-name="ro4">
          <table:table-cell office:value-type="string">
            <text:p>Catálogos de Periodicidad de Nómina</text:p>
          </table:table-cell>
          <table:table-cell office:value-type="string">
            <text:p>Se debe configurar correctamente la cantidad de consecutivos en una Periodicidad de Nómina o permitir la edición de la cantidad en el catálogo para su posible corrección.</text:p>
            <text:p>Esta situación se presentó al encontrarse que la configuración de Períodos Catorcenales pueden llegar a ser 27 en algunos años en lugar de los 26 configurados.</text:p>
          </table:table-cell>
          <table:table-cell table:style-name="ce7" office:value-type="string">
            <text:p>Inmediato en la operación de la app.</text:p>
          </table:table-cell>
          <table:table-cell table:number-columns-repeated="2"/>
          <table:table-cell table:style-name="ce13"/>
          <table:table-cell office:value-type="string">
            <text:p>Resultado de pruebas integrales.</text:p>
          </table:table-cell>
          <table:table-cell table:number-columns-repeated="1017"/>
        </table:table-row>
        <table:table-row table:style-name="ro3">
          <table:table-cell office:value-type="string">
            <text:p>Catálogos Año/Mes/Periodicidad de Nómina</text:p>
          </table:table-cell>
          <table:table-cell office:value-type="string">
            <text:p>Se detecta que las configuraciones de Año, Mes y Periodicidad pueden ser distintas dependiendo del tipo de periodicidad. La configuración de año y mes puede o no ser distinta si la periodicidad es quincenal o catorcenal.</text:p>
            <text:p>Actualmente las configuraciones de Año y Mes son en base a periodicidad catorcenal.</text:p>
          </table:table-cell>
          <table:table-cell table:style-name="ce7" office:value-type="string">
            <text:p>Inmediato en la operación de la app.</text:p>
          </table:table-cell>
          <table:table-cell table:number-columns-repeated="3"/>
          <table:table-cell office:value-type="string">
            <text:p>Resultado de pruebas integrales.</text:p>
          </table:table-cell>
          <table:table-cell table:number-columns-repeated="1017"/>
        </table:table-row>
        <table:table-row table:style-name="ro2">
          <table:table-cell office:value-type="string">
            <text:p>Reporte de Perfiles</text:p>
          </table:table-cell>
          <table:table-cell office:value-type="string">
            <text:p>Se requiere un reporte de la Configuración de los Perfiles de Empleados para el Administrador</text:p>
          </table:table-cell>
          <table:table-cell table:style-name="ce7" office:value-type="string">
            <text:p>Informativo para usuario Administrador</text:p>
          </table:table-cell>
          <table:table-cell table:number-columns-repeated="3"/>
          <table:table-cell office:value-type="string">
            <text:p>Solicitud de Ana/Mireya</text:p>
          </table:table-cell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4"/>
          <table:table-cell table:style-name="Default"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es" number:country="MX">
      <number:number number:decimal-places="0" number:min-integer-digits="1" number:grouping="true"/>
      <number:text> </number:text>
    </number:number-style>
    <number:number-style style:name="N8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4P2" style:volatile="true" number:language="es" number:country="MX">
      <number:text> - </number:text>
    </number:number-style>
    <number:text-style style:name="N8114" number:language="es" number:country="MX">
      <number:text-content/>
      <number:text> </number:text>
      <style:map style:condition="value()&gt;0" style:apply-style-name="N8114P0"/>
      <style:map style:condition="value()&lt;0" style:apply-style-name="N8114P1"/>
      <style:map style:condition="value()=0" style:apply-style-name="N8114P2"/>
    </number:text-style>
    <number:currency-style style:name="N8115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15P2" style:volatile="true" number:language="es" number:country="MX">
      <number:currency-symbol/>
      <number:text>- </number:text>
    </number:currency-style>
    <number:text-style style:name="N8115" number:language="es" number:country="MX">
      <number:text-content/>
      <number:text> </number:text>
      <style:map style:condition="value()&gt;0" style:apply-style-name="N8115P0"/>
      <style:map style:condition="value()&lt;0" style:apply-style-name="N8115P1"/>
      <style:map style:condition="value()=0" style:apply-style-name="N8115P2"/>
    </number:text-style>
    <number:number-style style:name="N8116P0" style:volatile="true" number:language="es" number:country="MX">
      <number:number number:decimal-places="2" number:min-integer-digits="1" number:grouping="true"/>
      <number:text> </number:text>
    </number:number-style>
    <number:number-style style:name="N8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16P2" style:volatile="true" number:language="es" number:country="MX">
      <number:text>-</number:text>
      <number:number number:decimal-places="0" number:min-integer-digits="0"/>
      <number:text> </number:text>
    </number:number-style>
    <number:text-style style:name="N8116" number:language="es" number:country="MX"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currency-style style:name="N8117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17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s" number:country="MX">
      <number:minutes number:style="long"/>
      <number:text>:</number:text>
      <number:seconds number:style="long"/>
    </number:time-style>
    <number:time-style style:name="N8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s" number:country="MX">
      <number:minutes number:style="long"/>
      <number:text>:</number:text>
      <number:seconds number:style="long" number:decimal-places="1"/>
    </number:time-style>
    <number:number-style style:name="N8121" number:language="es" number:country="MX">
      <number:scientific-number number:decimal-places="1" number:min-integer-digits="3" number:min-exponent-digits="1"/>
    </number:number-style>
    <number:number-style style:name="N8122P0" style:volatile="true" number:language="es" number:country="MX">
      <number:number number:decimal-places="0" number:min-integer-digits="1" number:grouping="true"/>
      <number:text> </number:text>
    </number:number-style>
    <number:number-style style:name="N8122P1" style:volatile="true" number:language="es" number:country="MX">
      <number:number number:decimal-places="0" number:min-integer-digits="1" number:grouping="true"/>
      <number:text> </number:text>
    </number:number-style>
    <number:number-style style:name="N8122P2" style:volatile="true" number:language="es" number:country="MX">
      <number:text>- </number:text>
    </number:number-style>
    <number:text-style style:name="N8122" number:language="es" number:country="MX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es" number:country="MX">
      <number:number number:decimal-places="2" number:min-integer-digits="1" number:grouping="true"/>
      <number:text> </number:text>
    </number:number-style>
    <number:number-style style:name="N8123P1" style:volatile="true" number:language="es" number:country="MX">
      <number:number number:decimal-places="2" number:min-integer-digits="1" number:grouping="true"/>
      <number:text> </number:text>
    </number:number-style>
    <number:number-style style:name="N8123P2" style:volatile="true" number:language="es" number:country="MX">
      <number:text>-</number:text>
      <number:number number:decimal-places="0" number:min-integer-digits="0"/>
      <number:text> </number:text>
    </number:number-style>
    <number:text-style style:name="N8123" number:language="es" number:country="MX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11/12/2019</text:date>, <text:time>19:21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12-11T19:20:13.12</meta:creation-date>
    <dc:date>2019-12-11T19:21:16.06</dc:date>
    <dc:creator>Jesus De los Santos Rodriguez</dc:creator>
    <meta:editing-duration>PT1M2S</meta:editing-duration>
    <meta:editing-cycles>2</meta:editing-cycles>
    <meta:generator>OpenOffice/4.1.6$Win32 OpenOffice.org_project/416m1$Build-9790</meta:generator>
    <meta:document-statistic meta:table-count="1" meta:cell-count="58" meta:object-count="0"/>
  </office:meta>
</office:document-meta>
</file>